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900000557AB51A9C2AB312D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d70e" officeooo:paragraph-rsid="000dd70e"/>
    </style:style>
    <style:style style:name="P2" style:family="paragraph" style:parent-style-name="Title">
      <style:text-properties officeooo:rsid="000dd70e" officeooo:paragraph-rsid="000dd7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Design</text:p>
      <text:p text:style-name="P1"><draw:frame draw:style-name="fr1" draw:name="Image1" text:anchor-type="paragraph" svg:width="7.1799in" svg:height="7.7146in" draw:z-index="0"><draw:image xlink:href="Pictures/10000201000006E900000557AB51A9C2AB312D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0:47:31.231974848</meta:creation-date>
    <dc:date>2017-10-15T21:48:19.797275029</dc:date>
    <meta:editing-duration>PT2M37S</meta:editing-duration>
    <meta:editing-cycles>2</meta:editing-cycles>
    <meta:generator>LibreOffice/5.4.1.2.0$Linux_X86_64 LibreOffice_project/40m0$Build-2</meta:generator>
    <meta:document-statistic meta:table-count="0" meta:image-count="1" meta:object-count="0" meta:page-count="1" meta:paragraph-count="1" meta:word-count="2" meta:character-count="15" meta:non-whitespace-character-count="14"/>
  </office:meta>
</office:document-meta>
</file>